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font-size="15pt" style:font-size-asian="15pt" style:font-size-complex="15pt"/>
    </style:style>
    <style:style style:name="P2" style:family="paragraph" style:parent-style-name="Standard">
      <style:paragraph-properties fo:margin-top="0cm" fo:margin-bottom="0.499cm"/>
      <style:text-properties style:font-name="arial" fo:font-size="15pt" fo:font-weight="bold" style:font-size-asian="15pt" style:font-size-complex="15pt"/>
    </style:style>
    <style:style style:name="P3" style:family="paragraph" style:parent-style-name="Text_20_body">
      <style:text-properties style:font-name="arial" fo:font-size="12pt" style:font-size-asian="12pt" style:font-size-complex="12pt"/>
    </style:style>
    <style:style style:name="P4" style:family="paragraph" style:parent-style-name="Text_20_body" style:list-style-name="L2">
      <style:text-properties style:font-name="arial" fo:font-size="12pt" style:font-size-asian="12pt" style:font-size-complex="12pt"/>
    </style:style>
    <style:style style:name="P5" style:family="paragraph" style:parent-style-name="Text_20_body">
      <style:paragraph-properties fo:line-height="100%" fo:text-align="start" style:justify-single-word="false"/>
      <style:text-properties fo:font-size="12pt" style:font-size-asian="12pt" style:font-size-complex="12pt"/>
    </style:style>
    <style:style style:name="P6" style:family="paragraph" style:parent-style-name="Text_20_body" style:list-style-name="L1">
      <style:paragraph-properties fo:line-height="100%" fo:text-align="start" style:justify-single-word="false"/>
      <style:text-properties fo:font-size="12pt" style:font-size-asian="12pt" style:font-size-complex="12pt"/>
    </style:style>
    <style:style style:name="P7" style:family="paragraph" style:parent-style-name="Text_20_body" style:list-style-name="L1">
      <style:paragraph-properties fo:margin-top="0cm" fo:margin-bottom="0cm" fo:line-height="100%" fo:text-align="start" style:justify-single-word="false"/>
      <style:text-properties style:font-name="arial" fo:font-size="12pt" style:font-size-asian="12pt" style:font-size-complex="12pt"/>
    </style:style>
    <style:style style:name="P8" style:family="paragraph" style:parent-style-name="Text_20_body" style:list-style-name="L2">
      <style:paragraph-properties fo:margin-top="0cm" fo:margin-bottom="0cm"/>
      <style:text-properties style:font-name="arial" fo:font-size="12pt" style:font-size-asian="12pt" style:font-size-complex="12pt"/>
    </style:style>
    <style:style style:name="P9" style:family="paragraph" style:parent-style-name="Text_20_body" style:list-style-name="L3">
      <style:paragraph-properties fo:margin-top="0cm" fo:margin-bottom="0cm"/>
      <style:text-properties style:font-name="arial" fo:font-size="12pt" style:font-size-asian="12pt" style:font-size-complex="12pt"/>
    </style:style>
    <style:style style:name="P10" style:family="paragraph" style:parent-style-name="Text_20_body" style:list-style-name="L1">
      <style:paragraph-properties fo:margin-top="0cm" fo:margin-bottom="0cm" fo:line-height="100%" fo:text-align="start" style:justify-single-word="false"/>
      <style:text-properties fo:color="#000066" style:font-name="arial" fo:font-size="12pt" style:font-size-asian="12pt" style:font-size-complex="12pt"/>
    </style:style>
    <style:style style:name="T1" style:family="text">
      <style:text-properties fo:color="#000066"/>
    </style:style>
    <style:style style:name="T2" style:family="text">
      <style:text-properties fo:color="#000066" style:font-name="arial"/>
    </style:style>
    <style:style style:name="T3" style:family="text">
      <style:text-properties fo:color="#000066" style:font-name="arial" fo:font-size="12pt" style:font-size-asian="12pt" style:font-size-complex="12pt"/>
    </style:style>
    <style:style style:name="T4" style:family="text">
      <style:text-properties fo:color="#000066" style:font-name="arial" fo:font-size="12pt" fo:font-weight="bold" style:font-size-asian="12pt" style:font-size-complex="12pt"/>
    </style:style>
    <style:style style:name="T5" style:family="text">
      <style:text-properties style:font-name="arial"/>
    </style:style>
    <style:style style:name="T6" style:family="text">
      <style:text-properties fo:font-weight="bold"/>
    </style:style>
    <style:style style:name="T7" style:family="text">
      <style:text-properties fo:font-size="15pt" fo:font-weight="bold" style:font-size-asian="15pt" style:font-size-complex="15pt"/>
    </style:style>
    <style:style style:name="T8" style:family="text">
      <style:text-properties fo:color="#000000" style:font-name="arial" fo:font-weight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sting bei Suchmaschinen</text:h>
      <text:p text:style-name="Standard"/>
      <text:p text:style-name="P2">Acht Punkte, die man beachten sollte:</text:p>
      <text:list xml:id="list6274823884568397239" text:style-name="L1">
        <text:list-item>
          <text:p text:style-name="P7">Texte in Grafiken werden heute von den großen Suchmaschinen nicht verarbeitet. </text:p>
        </text:list-item>
        <text:list-item>
          <text:p text:style-name="P7">Vermeiden Sie so genannte "Frames". Diese Seiten werden von Suchmaschinen zum Teil nicht verarbeitet.</text:p>
        </text:list-item>
        <text:list-item>
          <text:p text:style-name="P7">Vermeiden Sie "Javascript". Beinahe alle Seiten enthalten heute Javascipt-Code. Dieser wird von den Suchmaschinen einfach überlesen.</text:p>
        </text:list-item>
        <text:list-item>
          <text:p text:style-name="P7">Vermeiden Sie den Wechsel von Domains innerhalb Ihres Internetauftrittes! Durch den Wechsel erschweren Sie nicht nur sich selbst das Leben, sondern auch das Ranking wird ggf. zu Ihrem Ungunsten beeinflusst.</text:p>
        </text:list-item>
        <text:list-item>
          <text:p text:style-name="P7">HTML-Title: Setzten Sie immer den HTML-Title! Verwenden Sie einen kurzen knappen Titel, der die jeweilige Seite treffend beschreibt.</text:p>
        </text:list-item>
        <text:list-item>
          <text:p text:style-name="P7">Meta-Keywords: Verwenden Sie aussagekräftige Wörter.</text:p>
          <text:list>
            <text:list-header>
              <text:p text:style-name="P7"><text:span text:style-name="T1">http://www.site-check.cc/themen/meta-keywords.php</text:span></text:p>
            </text:list-header>
          </text:list>
        </text:list-item>
        <text:list-item>
          <text:p text:style-name="P7">Meta-Description: Beschreiben Sie die betreffende Seite mit ein bis 2 Sätzen.</text:p>
          <text:list>
            <text:list-header>
              <text:p text:style-name="P10">https://www.sistrix.de/frag-sistrix/onpage-optimierung/meta-element-meta-tag/wie-sieht-die-optimale-meta-description-aus/</text:p>
            </text:list-header>
          </text:list>
        </text:list-item>
        <text:list-item>
          <text:p text:style-name="P6"><text:span text:style-name="T5">Verwenden Sie bei jeder Grafik, das ALT-T <text:line-break/> </text:span><text:a xlink:type="simple" xlink:href="https://de.onpage.org/wiki/ALT_Attribute" text:style-name="Internet_20_link" text:visited-style-name="Visited_20_Internet_20_Link"><text:span text:style-name="T2">https://de.onpage.org/wiki/ALT_Attribute</text:span></text:a></text:p>
        </text:list-item>
      </text:list>
      <text:p text:style-name="P1"><text:span text:style-name="T4"/></text:p>
      <text:p text:style-name="P1"><text:span text:style-name="T8">Wichtige Faktoren für das Ranking Ihrer Website:</text:span></text:p>
      <text:list xml:id="list5860691633881810422" text:style-name="L2">
        <text:list-item>
          <text:p text:style-name="P8">Häufigkeit der Suchbegriffe im Titel und im Text Ihrer Website.</text:p>
        </text:list-item>
        <text:list-item>
          <text:p text:style-name="P8">Linktexte sind noch wichtiger, als der Titel einer Seite. Der Linktext ist jener Text mit dem jemand auf Ihre Website linkt.</text:p>
        </text:list-item>
        <text:list-item>
          <text:p text:style-name="P8">Versuchen Sie möglichst viele Links von anderen (nach Möglichkeit großen Websites) zu bekommen.</text:p>
        </text:list-item>
        <text:list-item>
          <text:p text:style-name="P8">Verlinken Sie Ihre eigenen Seiten. Verlinken Sie Wörter, die potentiell gesucht werden.</text:p>
        </text:list-item>
        <text:list-item>
          <text:p text:style-name="P4">Tragen Sie Ihre Website bei yahoo.com und dmoz.org ein.</text:p>
        </text:list-item>
      </text:list>
      <text:p text:style-name="P3"><text:span text:style-name="T7"/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26T14:11:27.89</meta:creation-date>
    <meta:document-statistic meta:table-count="0" meta:image-count="0" meta:object-count="0" meta:page-count="1" meta:paragraph-count="18" meta:word-count="209" meta:character-count="1588"/>
    <dc:date>2016-10-26T14:47:53.86</dc:date>
    <meta:editing-duration>PT5M47S</meta:editing-duration>
    <meta:editing-cycles>1</meta:editing-cycles>
    <meta:generator>OpenOffice/4.1.1$Win32 OpenOffice.org_project/411m6$Build-9775</meta:generator>
  </office:meta>
</office:document-meta>
</file>